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, 'Droid Sans Mono', monospace, monospace, 'Droid Sans Fallback'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style:font-name="Liberation Sans" fo:font-size="14pt" officeooo:rsid="00052b81" officeooo:paragraph-rsid="00052b81" style:font-size-asian="14pt" style:font-size-complex="14pt"/>
    </style:style>
    <style:style style:name="P2" style:family="paragraph" style:parent-style-name="Standard">
      <style:text-properties style:use-window-font-color="true" loext:opacity="0%" style:font-name="Liberation Sans" fo:font-size="14pt" officeooo:rsid="00052b81" officeooo:paragraph-rsid="00052b81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use-window-font-color="true" loext:opacity="0%" style:font-name="Liberation Sans" fo:font-size="14pt" officeooo:rsid="00052b81" officeooo:paragraph-rsid="00052b81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4pt" officeooo:rsid="00052b81" officeooo:paragraph-rsid="00052b81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use-window-font-color="true" loext:opacity="0%" style:font-name="Liberation Sans" fo:font-size="14pt" officeooo:paragraph-rsid="00052b81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style:font-name="Liberation Sans" fo:font-size="14pt" officeooo:rsid="0005bbc0" officeooo:paragraph-rsid="0005bbc0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Liberation Sans" fo:font-size="16pt" fo:font-weight="bold" officeooo:rsid="00052b81" officeooo:paragraph-rsid="00052b81" style:font-size-asian="16pt" style:font-weight-asian="bold" style:font-size-complex="16pt" style:font-weight-complex="bold"/>
    </style:style>
    <style:style style:name="T1" style:family="text">
      <style:text-properties officeooo:rsid="00052b81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52b81" style:font-size-asian="14pt" style:font-size-complex="14pt"/>
    </style:style>
    <style:style style:name="T4" style:family="text">
      <style:text-properties fo:color="#a31515" loext:opacity="100%" style:font-name="monospace" fo:font-size="14pt" fo:font-weight="normal" fo:background-color="#fffffe" loext:char-shading-value="0" style:font-size-asian="14pt" style:font-size-complex="14pt"/>
    </style:style>
    <style:style style:name="T5" style:family="text">
      <style:text-properties fo:color="#a31515" loext:opacity="100%" style:font-name="monospace" fo:font-size="14pt" fo:font-weight="normal" officeooo:rsid="00052b81" fo:background-color="#fffffe" loext:char-shading-value="0" style:font-size-asian="14pt" style:font-size-complex="14pt"/>
    </style:style>
    <style:style style:name="T6" style:family="text">
      <style:text-properties fo:color="#a31515" loext:opacity="100%" style:font-name="monospace" fo:font-size="14pt" fo:font-weight="normal" officeooo:rsid="0005bbc0" fo:background-color="#fffffe" loext:char-shading-value="0" style:font-size-asian="14pt" style:font-size-complex="14pt"/>
    </style:style>
    <style:style style:name="T7" style:family="text">
      <style:text-properties fo:color="#a31515" loext:opacity="100%" fo:font-size="14pt" fo:font-weight="normal" fo:background-color="#fffffe" loext:char-shading-value="0" style:font-size-asian="14pt" style:font-size-complex="14pt"/>
    </style:style>
    <style:style style:name="T8" style:family="text">
      <style:text-properties fo:color="#a31515" loext:opacity="100%" fo:font-size="14pt" fo:font-weight="normal" officeooo:rsid="00052b81" fo:background-color="#fffffe" loext:char-shading-value="0" style:font-size-asian="14pt" style:font-size-complex="14pt"/>
    </style:style>
    <style:style style:name="T9" style:family="text">
      <style:text-properties fo:color="#a31515" loext:opacity="100%" fo:font-size="14pt" fo:font-weight="normal" officeooo:rsid="0005bbc0" fo:background-color="#fffffe" loext:char-shading-value="0" style:font-size-asian="14pt" style:font-size-complex="14pt"/>
    </style:style>
    <style:style style:name="T10" style:family="text">
      <style:text-properties fo:color="#a31515" loext:opacity="100%" fo:font-weight="normal" fo:background-color="#fffffe" loext:char-shading-value="0"/>
    </style:style>
    <style:style style:name="T11" style:family="text">
      <style:text-properties fo:color="#a31515" loext:opacity="100%" fo:font-weight="normal" officeooo:rsid="00052b81" fo:background-color="#fffffe" loext:char-shading-value="0"/>
    </style:style>
    <style:style style:name="T12" style:family="text">
      <style:text-properties fo:color="#a31515" loext:opacity="100%" fo:font-weight="normal" officeooo:rsid="0005bbc0" fo:background-color="#fffffe" loext:char-shading-value="0"/>
    </style:style>
    <style:style style:name="T13" style:family="text">
      <style:text-properties officeooo:rsid="0005bbc0"/>
    </style:style>
    <style:style style:name="T14" style:family="text">
      <style:text-properties fo:font-weight="normal" fo:background-color="#fffffe" loext:char-shading-value="0"/>
    </style:style>
    <style:style style:name="T15" style:family="text">
      <style:text-properties fo:font-weight="normal" officeooo:rsid="00052b81" fo:background-color="#fffffe" loext:char-shading-value="0"/>
    </style:style>
    <style:style style:name="T16" style:family="text">
      <style:text-properties fo:font-weight="normal" officeooo:rsid="0005bbc0" fo:background-color="#fffff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Разработка NLP модели для выделения сущностей из документов</text:p>
      <text:p text:style-name="P1"/>
      <text:p text:style-name="P4">Стек технологий: Python3, SpaCy</text:p>
      <text:p text:style-name="P1"/>
      <text:p text:style-name="P1">Порядок решения задачи</text:p>
      <text:p text:style-name="P1"/>
      <text:p text:style-name="P3"><text:tab/>Для решения задачи используем нейронные сети (transformer). Для повышения скорости обучения эта модель использует механизм внимания. Выбираем именно эту модель из-за скорости обучения и качества. С помощью нейронных сетей можно решать очень сложные задачи, в том числе, задачу выделения сущностей из текста.</text:p>
      <text:p text:style-name="P3"/>
      <text:p text:style-name="P3">1. Загружаем данные и смотри сколько всего у нас есть примеров. В обучающей выборке всего 1799 примеров, в тестовой 318.</text:p>
      <text:p text:style-name="P3"/>
      <text:p text:style-name="P3">2. У нас всего два вида сущностей: 'обеспечение исполнения контракта' и 'обеспечение гарантийных обязательств'. По первому виду 988 примеров, по второму 811. Значительного дисбаланса не наблюдается.</text:p>
      <text:p text:style-name="P3"/>
      <text:p text:style-name="P3">3. Затем мы делим нашу обучающую выборку на две части: на 80% (1439 примеров) будем обучаться, на остальных 20% (360 примеров) проверять качество.</text:p>
      <text:p text:style-name="P3"/>
      <text:p text:style-name="P3">4. Подготавливаем датасет для обучения. Для каждого примера берем его текст, выделенный фрагмент текста, начало и конец фрагмента.</text:p>
      <text:p text:style-name="P3"/>
      <text:p text:style-name="P3">5. Модель обучаем с базовой конфигурацией spacy для NER модели на русском языке. Запускаем на gpu.</text:p>
      <text:p text:style-name="P3"/>
      <text:p text:style-name="P3">6. Пишем функцию, которая принимает на вход текст, название сущности и возвращает подходящий фрагмент текста, если найдено.</text:p>
      <text:p text:style-name="P3"/>
      <text:p text:style-name="P3">7. Проверяем качество на 20% обучающей выборки. Accuracy составляет ~80%.</text:p>
      <text:p text:style-name="P3"/>
      <text:p text:style-name="P3">8. Делаем предсказания на файле test.json и записываем результаты в файл.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, 'Droid Sans Mono', monospace, monospace, 'Droid Sans Fallback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3T18:46:15.966201596</meta:creation-date>
    <dc:date>2023-04-23T19:14:44.605136701</dc:date>
    <meta:editing-duration>PT11M5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198" meta:character-count="1381" meta:non-whitespace-character-count="1194"/>
  </office:meta>
</office:document-meta>
</file>